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.getChil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ion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.valueChanged( Value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on.Union( Un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.vali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n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nion.readFromRequest( FormContext form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